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736cm"/>
        </style:tab-stops>
      </style:paragraph-properties>
      <style:text-properties style:font-name="Calibri" fo:font-size="12pt" fo:font-weight="bold" officeooo:rsid="000316b7" officeooo:paragraph-rsid="000316b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3.736cm"/>
        </style:tab-stops>
      </style:paragraph-properties>
      <style:text-properties style:font-name="Calibri" fo:font-size="15pt" fo:font-weight="normal" officeooo:rsid="000316b7" officeooo:paragraph-rsid="000316b7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3.736cm"/>
        </style:tab-stops>
      </style:paragraph-properties>
      <style:text-properties style:font-name="Calibri" fo:font-size="15pt" fo:font-weight="normal" officeooo:rsid="0005df66" officeooo:paragraph-rsid="0005df66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736cm"/>
        </style:tab-stops>
      </style:paragraph-properties>
      <style:text-properties style:font-name="Calibri" fo:font-size="21pt" fo:font-weight="bold" officeooo:rsid="000316b7" officeooo:paragraph-rsid="000316b7" style:font-size-asian="21pt" style:font-weight-asian="bold" style:font-size-complex="21pt" style:font-weight-complex="bold"/>
    </style:style>
    <style:style style:name="P5" style:family="paragraph" style:parent-style-name="Standard">
      <style:text-properties officeooo:rsid="000427ad" officeooo:paragraph-rsid="000427ad"/>
    </style:style>
    <style:style style:name="P6" style:family="paragraph" style:parent-style-name="Standard">
      <style:text-properties officeooo:rsid="0005df66" officeooo:paragraph-rsid="0005df66"/>
    </style:style>
    <style:style style:name="P7" style:family="paragraph" style:parent-style-name="Standard">
      <style:text-properties officeooo:rsid="00061911" officeooo:paragraph-rsid="00061911"/>
    </style:style>
    <style:style style:name="P8" style:family="paragraph" style:parent-style-name="Standard">
      <style:text-properties style:font-name="Calibri" fo:font-size="15pt" fo:font-weight="bold" officeooo:rsid="0005df66" officeooo:paragraph-rsid="0005df66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Calibri" fo:font-size="15pt" fo:font-weight="bold" officeooo:rsid="00061911" officeooo:paragraph-rsid="00061911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T3" style:family="text">
      <style:text-properties style:font-name="Calibri" fo:font-size="15pt" fo:font-weight="bold" officeooo:rsid="000316b7" style:font-size-asian="13.1000003814697pt" style:font-weight-asian="bold" style:font-size-complex="15pt" style:font-weight-complex="bold"/>
    </style:style>
    <style:style style:name="T4" style:family="text">
      <style:text-properties style:font-name="Calibri" fo:font-size="15pt" fo:font-weight="bold" officeooo:rsid="00077329" style:font-size-asian="13.1000003814697pt" style:font-weight-asian="bold" style:font-size-complex="15pt" style:font-weight-complex="bold"/>
    </style:style>
    <style:style style:name="T5" style:family="text">
      <style:text-properties style:font-name="Calibri" fo:font-size="15pt" fo:font-weight="bold" officeooo:rsid="00091263" style:font-size-asian="13.1000003814697pt" style:font-weight-asian="bold" style:font-size-complex="15pt" style:font-weight-complex="bold"/>
    </style:style>
    <style:style style:name="T6" style:family="text">
      <style:text-properties style:font-name="Calibri" fo:font-size="15pt" fo:font-weight="bold" officeooo:rsid="000a6ca1" style:font-size-asian="13.1000003814697pt" style:font-weight-asian="bold" style:font-size-complex="15pt" style:font-weight-complex="bold"/>
    </style:style>
    <style:style style:name="T7" style:family="text">
      <style:text-properties style:font-name="Calibri" fo:font-size="15pt" fo:font-weight="normal" style:font-size-asian="13.1000003814697pt" style:font-weight-asian="normal" style:font-size-complex="15pt" style:font-weight-complex="normal"/>
    </style:style>
    <style:style style:name="T8" style:family="text">
      <style:text-properties style:font-name="Calibri" fo:font-size="15pt" fo:font-weight="normal" officeooo:rsid="000316b7" style:font-size-asian="13.1000003814697pt" style:font-weight-asian="normal" style:font-size-complex="15pt" style:font-weight-complex="normal"/>
    </style:style>
    <style:style style:name="T9" style:family="text">
      <style:text-properties style:font-name="Calibri" fo:font-size="15pt" fo:font-weight="normal" officeooo:rsid="0005df66" style:font-size-asian="13.1000003814697pt" style:font-weight-asian="normal" style:font-size-complex="15pt" style:font-weight-complex="normal"/>
    </style:style>
    <style:style style:name="T10" style:family="text">
      <style:text-properties style:font-name="Calibri" fo:font-size="15pt" fo:font-weight="normal" officeooo:rsid="00077329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rmalización</text:p>
      <text:p text:style-name="P1"/>
      <text:p text:style-name="P2"><text:span text:style-name="T1">USUARIO(idUsuario</text:span>, correo, userPassword, nombre, apellido, fechaNacimineto, telefono, tipo<text:span text:style-name="T1">)</text:span></text:p>
      <text:p text:style-name="P3"><text:span text:style-name="T1">DIRECCION(idDireccion, idUsuario</text:span>, calle, estado, ciudad, numeroExterior, numeroInterior, referencia, codigoPostal<text:span text:style-name="T1">)</text:span></text:p>
      <text:p text:style-name="Standard"><text:span text:style-name="T3">PRODUCTO(idProducto</text:span><text:span text:style-name="T8">, nombre, talle, precio, descripcion</text:span><text:span text:style-name="T3">)</text:span></text:p>
      <text:p text:style-name="P6"><text:span text:style-name="T3">C</text:span><text:span text:style-name="T2">ALZADO(idCalzado)</text:span></text:p>
      <text:p text:style-name="P8">VESTIMENTA(idVestimenta)</text:p>
      <text:p text:style-name="P6"><text:span text:style-name="T2">IMAGEN</text:span><text:span text:style-name="T5">PRODUCTO</text:span><text:span text:style-name="T2">(idImagen</text:span><text:span text:style-name="T6">Producto</text:span><text:span text:style-name="T7">, idProducto, titulo, URLImagen</text:span><text:span text:style-name="T2">)</text:span></text:p>
      <text:p text:style-name="P6"><text:span text:style-name="T2">CATEGORIA(idCategoria</text:span><text:span text:style-name="T7">, nombre</text:span><text:span text:style-name="T2">)</text:span></text:p>
      <text:p text:style-name="P7"><text:span text:style-name="T2">OFERTA(idOferta</text:span><text:span text:style-name="T7">, nombre, descuento, estado</text:span><text:span text:style-name="T2">)</text:span></text:p>
      <text:p text:style-name="P5"><text:span text:style-name="T3">F</text:span><text:span text:style-name="T2">ORMADEPAGO(idFormaDePago</text:span><text:span text:style-name="T7">, nombre</text:span><text:span text:style-name="T2">)</text:span></text:p>
      <text:p text:style-name="P5"><text:span text:style-name="T2">ORDEN(idOrden</text:span><text:span text:style-name="T7">, idUsuario, idFormaDePago, fecha, </text:span><text:span text:style-name="T9">monto</text:span><text:span text:style-name="T2">)</text:span></text:p>
      <text:p text:style-name="P6"><text:span text:style-name="T2">ORDENDETALLE(idOrden, idProducto</text:span><text:span text:style-name="T7">, cantidad, precio, descuento</text:span><text:span text:style-name="T2">)</text:span></text:p>
      <text:p text:style-name="P6"><text:span text:style-name="T2">PAGO(idPago</text:span><text:span text:style-name="T7">, idOrden, idUsuario, fecha, monto</text:span><text:span text:style-name="T2">)</text:span></text:p>
      <text:p text:style-name="P6"><text:span text:style-name="T2">PAGOPENDIENTE(idPagoPendiente</text:span><text:span text:style-name="T7">, idOrden, fechaLimite, monto</text:span><text:span text:style-name="T2">)</text:span></text:p>
      <text:p text:style-name="P7"><text:span text:style-name="T2">CARRITO(idUsuario, idProducto</text:span><text:span text:style-name="T7">, cantidad</text:span><text:span text:style-name="T2">)</text:span></text:p>
      <text:p text:style-name="P9">PRODUCTOCATEGORIA(idProducto, idCategoria)</text:p>
      <text:p text:style-name="P7"><text:span text:style-name="T2">PRODUCTOOFERTA(idProducto, </text:span><text:span text:style-name="T4">idOferta</text:span><text:span text:style-name="T2">)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6:00:17.037000000</meta:creation-date>
    <dc:date>2024-10-08T18:07:14.894000000</dc:date>
    <meta:editing-duration>PT4H47M22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7" meta:word-count="63" meta:character-count="825" meta:non-whitespace-character-count="779"/>
  </office:meta>
</office:document-meta>
</file>